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2aa8a"/>
    </style:style>
    <style:style style:name="P2" style:family="paragraph" style:parent-style-name="Preformatted_20_Text">
      <style:text-properties officeooo:rsid="0002aa8a" officeooo:paragraph-rsid="0002aa8a"/>
    </style:style>
    <style:style style:name="T1" style:family="text">
      <style:text-properties fo:color="#ffffff" fo:background-color="#00a933" loext:char-shading-value="0"/>
    </style:style>
    <style:style style:name="T2" style:family="text">
      <style:text-properties fo:color="#ffffff" fo:background-color="#0000ff" loext:char-shading-value="0"/>
    </style:style>
    <style:style style:name="T3" style:family="text">
      <style:text-properties fo:color="#ffffff" fo:background-color="#ff0000" loext:char-shading-value="0"/>
    </style:style>
    <style:style style:name="T4" style:family="text">
      <style:text-properties officeooo:rsid="0002aa8a"/>
    </style:style>
    <style:style style:name="T5" style:family="text">
      <style:text-properties fo:background-color="#0000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up FigX. Neuropeptidome of Daphnia pulex.</text:p>
      <text:p text:style-name="P2"/>
      <text:p text:style-name="Preformatted_20_Text">&gt;DpulClean_AdipokineticHormone | Dpul28768</text:p>
      <text:p text:style-name="Preformatted_20_Text"><text:span text:style-name="T2">MANHRILILTLLMIGLASA</text:span>QVNFSTSWG<text:span text:style-name="T3">KR</text:span>SPSTSTKAAEPPSAPSYRQNFHS<text:span text:style-name="T3">KK</text:span>VEPGT</text:p>
      <text:p text:style-name="Preformatted_20_Text">LETLPNNQHLPESFDTVSSTIYDDAEEQRISISLPSPCLSILKSLLLVNQIVEFKNSPLD</text:p>
      <text:p text:style-name="Preformatted_20_Text">GRMHRFKIENLFPLPNRTCRLYI<text:span text:style-name="T3">RR</text:span></text:p>
      <text:p text:style-name="Preformatted_20_Text"/>
      <text:p text:style-name="Preformatted_20_Text">&gt;DpulClean_Agatoxin | Dpul12004</text:p>
      <text:p text:style-name="Preformatted_20_Text">MTNEQQSAGLNYFTDNAEPLMENAQ<text:span text:style-name="T3">KR</text:span>SCI<text:span text:style-name="T3">RR</text:span>GGSCDH<text:span text:style-name="T3">RR</text:span>NDCCFSSSCRCNLWGSNCRC</text:p>
      <text:p text:style-name="Preformatted_20_Text">HRAGLFQKWG</text:p>
      <text:p text:style-name="Preformatted_20_Text"/>
      <text:p text:style-name="Preformatted_20_Text">&gt;DpulClean_AllatostatinA | Dpul29718</text:p>
      <text:p text:style-name="Preformatted_20_Text"><text:span text:style-name="T2">MLFLSTALFLLVALLQSSQC</text:span>TDVNNDSSVIEAVGAGGGDSQAKAESLASAEDKLSALTAD</text:p>
      <text:p text:style-name="Preformatted_20_Text">GMATRARYFKSFGGNPTGDPNLNIYSFGLG<text:span text:style-name="T3">KR</text:span>TSRSYSINPYSFGLG<text:span text:style-name="T3">KR</text:span>GGNAKSYPQQI</text:p>
      <text:p text:style-name="Preformatted_20_Text">PYSFGLG<text:span text:style-name="T3">KR</text:span>NPTKYNFGLG<text:span text:style-name="T3">KR</text:span>PDRFGFGLG<text:span text:style-name="T3">KR</text:span>NLKDDDLDQWLNDEEYSQFDDTEEEIEG</text:p>
      <text:p text:style-name="Preformatted_20_Text">REDDSQEIMDVN<text:span text:style-name="T3">KR</text:span>SQMAAGQQQQQQQQAFFPSHLQSAFYGGPFMSNLARANTHALGKSR</text:p>
      <text:p text:style-name="Preformatted_20_Text">TFNQQAATHDLPNLG<text:span text:style-name="T3">KR</text:span>LPVYNFGLGK</text:p>
      <text:p text:style-name="Preformatted_20_Text"/>
      <text:p text:style-name="Preformatted_20_Text">&gt;DpulClean_AllatostatinB | Dpul745</text:p>
      <text:p text:style-name="Preformatted_20_Text"><text:span text:style-name="T2">MQFWQCPLLLMVSLIAAINT</text:span>QQTPSQRLEPNQVAGLVELHQQLEQPREHQQQQQHHQQQP</text:p>
      <text:p text:style-name="Preformatted_20_Text">EQPAQADNKDYAPSPAVLLQLTPSDWKNTQD<text:span text:style-name="T3">KR</text:span>NNWNRMQGMWG<text:span text:style-name="T3">KR</text:span>SQQQSDESALSEMT</text:p>
      <text:p text:style-name="Preformatted_20_Text">PPRMV<text:span text:style-name="T3">KR</text:span>AWSDLSQQGWG<text:span text:style-name="T3">KR</text:span>SWTQLHGVWG<text:span text:style-name="T3">KRR</text:span>WDQLHGAWG<text:span text:style-name="T3">KR</text:span>TPDQLEDDSKAEQPEN</text:p>
      <text:p text:style-name="Preformatted_20_Text">SQEDEDQQSSSEVEREEANDSDDTVENS<text:span text:style-name="T3">KR</text:span>SGWNKMQGVWG<text:span text:style-name="T3">KR</text:span>SSSSSKTNSGPAIEGMG</text:p>
      <text:p text:style-name="Preformatted_20_Text">NNDLLLLISGTGDQLYQQREDDQAKANVEDAGNEESVD<text:span text:style-name="T3">KR</text:span>GWNQLQGVWG<text:span text:style-name="T3">KR</text:span>ALSAMAAG</text:p>
      <text:p text:style-name="Preformatted_20_Text">Y<text:span text:style-name="T3">KR</text:span>NWNNLRGAWG<text:span text:style-name="T3">KR</text:span>EIPAAIAKGMEWS<text:span text:style-name="T3">RKR</text:span>ESGWNNLKGLWG</text:p>
      <text:p text:style-name="Preformatted_20_Text"/>
      <text:p text:style-name="Preformatted_20_Text">&gt;DpulClean_AllatostatinC | Dpul8516</text:p>
      <text:p text:style-name="Preformatted_20_Text"><text:span text:style-name="T2">MMAKISAVVPVAILLYLAASGAA</text:span>KSTDREETESTDFGQDIEVLGAVPDDGSVETALLNYL</text:p>
      <text:p text:style-name="Preformatted_20_Text">FAKQIVARLRTNANPQDLM<text:span text:style-name="T3">RKR</text:span>SYWKQCAFNAVSCFGK</text:p>
      <text:p text:style-name="Preformatted_20_Text"/>
      <text:p text:style-name="Preformatted_20_Text">&gt;DpulClean_Allatotropin | Dpul10065</text:p>
      <text:p text:style-name="Preformatted_20_Text"><text:span text:style-name="T2">MKGKGAFLMVLAGWGLIGLMILTTAVEA</text:span>APHPADYTSSSVNNQRDFRS<text:span text:style-name="T3">RR</text:span>GFKTVGLATA</text:p>
      <text:p text:style-name="Preformatted_20_Text">RGFG<text:span text:style-name="T3">KR</text:span>APSLSNFNSFQDAAEQMMQQQEENPNSDPDVFPVDWLVNYLQNKPDVIRYMVEH</text:p>
      <text:p text:style-name="Preformatted_20_Text">LLDHNGDGQVTSQEMMTSLQQQRED</text:p>
      <text:p text:style-name="P1"/>
      <text:p text:style-name="P1">&gt;DpulClean_Bursicon | Dpul22408</text:p>
      <text:p text:style-name="P1"><text:span text:style-name="T2">MFLFVGLVSVIRA</text:span>DECQLTPVIHVLQYPGCIPKPIPSFACTGKCTSYVQVSGSKLWQTER</text:p>
      <text:p text:style-name="P1">SCMCCQESGEREATVSLLCPKAAPGEPKL<text:span text:style-name="T3">RR</text:span>VVTRAPVDCMCRPCTALEESAVMPQEIAR</text:p>
      <text:p text:style-name="P1">FLDDGSFPFKL</text:p>
      <text:p text:style-name="Preformatted_20_Text"/>
      <text:p text:style-name="Preformatted_20_Text">&gt;DpulClean_BursiconBeta | Dpul29409</text:p>
      <text:p text:style-name="Preformatted_20_Text"><text:span text:style-name="T2">MFWYVLIILLGAGSSRETLA</text:span>SKTNLMSGTCETLPSTIHITKEEYTDGGILSRTCEGDIGV</text:p>
      <text:p text:style-name="Preformatted_20_Text">AKCEGSCSSQVQPSVVHPSGFLKECMCCRESFLRERVVTLTHCYDANGNRLTGKSSSLDV</text:p>
      <text:p text:style-name="Preformatted_20_Text">KMREPADCKCFRCGDSAE</text:p>
      <text:p text:style-name="Preformatted_20_Text"/>
      <text:p text:style-name="Preformatted_20_Text">&gt;DpulClean_Calcitonin | Dpul1069</text:p>
      <text:p text:style-name="Preformatted_20_Text">MNDNMYADIELIEDYPMKPVTMFDIL<text:span text:style-name="T3">KR</text:span>VLAQKPAPPEPTELIKTPLI<text:span text:style-name="T3">RKR</text:span>TCYFNAGMSHSCDYKELLQSADDANHWSSEHTPG<text:span text:style-name="T3">KRRKR</text:span>SSRGRAPAAASTSVPEKAAAGVVREI<text:span text:style-name="T3">KK</text:span>EEKELDITVDAMRVVGTSHTSRILCFSFVEKGAAICAHTQLEFSIAARELRYHIWCRSQSVTMLEALTRQSTALALYIEPCC</text:p>
      <text:p text:style-name="Preformatted_20_Text"/>
      <text:p text:style-name="Preformatted_20_Text">&gt;DpulClean_capability | Dpul16615</text:p>
      <text:p text:style-name="Preformatted_20_Text"><text:span text:style-name="T2">MRIAIIHSLVLVVIYLAYSDA</text:span>APPQILKSQSLIPFPRVGRSRSSFIANAVGSARSGGAGN</text:p>
      <text:p text:style-name="Preformatted_20_Text">PMMMGSGGNANGKSPNNWMMNNADI<text:span text:style-name="T3">KR</text:span>HLIPFPRVG<text:span text:style-name="T3">KR</text:span>QNLIPFPRVGRAGYYQPGFFPS</text:p>
      <text:p text:style-name="Preformatted_20_Text">TDDEEGQASIQQQFALSSEESQASAPSSFLMSGSDILGALNNGRSNSDERTAVFIP<text:span text:style-name="T3">RR</text:span>WM</text:p>
      <text:p text:style-name="Preformatted_20_Text">TNSQESEE</text:p>
      <text:p text:style-name="Preformatted_20_Text"/>
      <text:p text:style-name="Preformatted_20_Text">&gt;DpulClean_CCAP | Dpul16169</text:p>
      <text:p text:style-name="Preformatted_20_Text"><text:span text:style-name="T2">MTRPLFYSLLMLAWMIISLYISASSS</text:span>QPLKNNQNDSDSAEEIEQWSFKE<text:span text:style-name="T3">KR</text:span>PFCNAFAGC</text:p>
      <text:p text:style-name="Preformatted_20_Text">G<text:span text:style-name="T3">RKR</text:span>SMIKDTKHPPYEKAASNHPRLPNADTKLLDKLFAKIQHQRANFVQLDDPEYY</text:p>
      <text:p text:style-name="Preformatted_20_Text"/>
      <text:p text:style-name="Preformatted_20_Text">&gt;DpulClean_CCHamide<text:span text:style-name="T4">2</text:span> | Dpul17626</text:p>
      <text:p text:style-name="Preformatted_20_Text"><text:span text:style-name="T2">MHIFFYVIHVTAMLAIVSG</text:span>NCNKYGNACFGAHG<text:span text:style-name="T3">KR</text:span>SDF<text:span text:style-name="T3">KR</text:span>TSAVDLSDQIWPVAANWNPT</text:p>
      <text:p text:style-name="Preformatted_20_Text">RPDEPIQE<text:span text:style-name="T3">RR</text:span>QMKPLPALQLESVLVYNDIPRSAEHSRYLNQEDYNN</text:p>
      <text:p text:style-name="Preformatted_20_Text"/>
      <text:p text:style-name="Preformatted_20_Text"><text:soft-page-break/>&gt;DpulClean_CNMamide | Dpul20247</text:p>
      <text:p text:style-name="Preformatted_20_Text">MLPFERLNPRFWLGPEYRQALRQIAQMREEDPQIFNGLNVYRAADGFIAQGSNAMDRTDI</text:p>
      <text:p text:style-name="Preformatted_20_Text">GVRLSPARERLQVANPDAQSNMG<text:span text:style-name="T3">KR</text:span>DSYLSMCHFKLCNLG<text:span text:style-name="T3">RKRR</text:span>ISQGGHTDLVTSDLNA</text:p>
      <text:p text:style-name="Preformatted_20_Text">EK</text:p>
      <text:p text:style-name="Preformatted_20_Text"/>
      <text:p text:style-name="Preformatted_20_Text">&gt;DpulClean_corazonin | Dpul23911</text:p>
      <text:p text:style-name="Preformatted_20_Text">MSRTRVRLNLCHPKLFESRSPTEYQSKTAQSQRYSRGWTNG<text:span text:style-name="T3">RKR</text:span>SDPSFVQQQQWIQRNG</text:p>
      <text:p text:style-name="Preformatted_20_Text">HPMVIPAEFRSNSFEDWSRYRINGEKVNEDGDSWLVHVSHCAKLATSLGSVLKNKDAKSD</text:p>
      <text:p text:style-name="Preformatted_20_Text">DNPLIDVIH</text:p>
      <text:p text:style-name="Preformatted_20_Text"/>
      <text:p text:style-name="Preformatted_20_Text">&gt;DpulClean_DH31 | Dpul28001</text:p>
      <text:p text:style-name="Preformatted_20_Text"><text:span text:style-name="T5">MSRFVMTIFFLLVACLALIVPGSA</text:span>APP<text:span text:style-name="T3">RR</text:span>PMLVDLDDPDSVMEVITRLERSLLRNSDYEH</text:p>
      <text:p text:style-name="Preformatted_20_Text">Q<text:span text:style-name="T3">KR</text:span>GVDFGLGRGYSGSQAAKHLMGLAAANYAIGPG<text:span text:style-name="T3">RKRR</text:span>DTTESTPEDVKTGAIN</text:p>
      <text:p text:style-name="Preformatted_20_Text"/>
      <text:p text:style-name="Preformatted_20_Text">&gt;DpulClean_Ecdysistriggeringhormone | Dpul13157</text:p>
      <text:p text:style-name="Preformatted_20_Text"><text:span text:style-name="T2">MYRELIMIKGLFLTWLLLASA</text:span>LSDPSPEPFNPNYNRFRQKIPRIG<text:span text:style-name="T3">RR</text:span>GEGIIAEYMNSES</text:p>
      <text:p text:style-name="Preformatted_20_Text">FPHEGSLSNFFLKASKAVPRLG<text:span text:style-name="T3">RRK</text:span>DISTESGRAAMVGEEPFGRISNEIPIMNQKQDLWP</text:p>
      <text:p text:style-name="Preformatted_20_Text">NMNINELTGALNKELNYPGPRIPKDLQDNYIQDLIHSWINQYENLNEN</text:p>
      <text:p text:style-name="Preformatted_20_Text"/>
      <text:p text:style-name="Preformatted_20_Text">&gt;DpulClean_EclosionHormone | Dpul8527</text:p>
      <text:p text:style-name="Preformatted_20_Text">MYGEYFEGQRCAEFCLASYKPSQAGSVSGGGGGSGWAPMPDCNEPETVDQFLKLSLMPQS</text:p>
      <text:p text:style-name="Preformatted_20_Text">DGPSVQQLIDDSDSDGGGGYMSPISQALMGSAYSGRYAG<text:span text:style-name="T3">RK</text:span>PSASAQQNTLYSSRTGAEF</text:p>
      <text:p text:style-name="Preformatted_20_Text">KGHNQLLKN<text:span text:style-name="T3">RK</text:span>W<text:span text:style-name="T3">KKR</text:span>INGSSKLLGGSPSMPHLVGY</text:p>
      <text:p text:style-name="Preformatted_20_Text"/>
      <text:p text:style-name="Preformatted_20_Text">&gt;DpulClean_EclosionHormone | Dpul8721 <text:span text:style-name="T4">(PARTIAL)</text:span></text:p>
      <text:p text:style-name="Preformatted_20_Text">MTVDVAQPADTLYLCMKNCEQCKSMYGAYFEGDLCAKSCFRLKGAFIPDCIDVASIGQFL</text:p>
      <text:p text:style-name="Preformatted_20_Text">NKNE</text:p>
      <text:p text:style-name="Preformatted_20_Text"/>
      <text:p text:style-name="Preformatted_20_Text">&gt;DpulClean_Elevenin | Dpul15101</text:p>
      <text:p text:style-name="Preformatted_20_Text"><text:span text:style-name="T2">MMRFNSMSSSSTILLLFAGIVIFAAVHVHS</text:span>RDLDC<text:span text:style-name="T3">RR</text:span>FVFAPMCRGATI<text:span text:style-name="T3">KR</text:span>SFIPNIGVN</text:p>
      <text:p text:style-name="Preformatted_20_Text">QDDVHELLLDYPKQQVMDAETQPLLIPILID<text:span text:style-name="T3">RR</text:span>IFEARSAANRHQPQLDAED</text:p>
      <text:p text:style-name="Preformatted_20_Text"/>
      <text:p text:style-name="Preformatted_20_Text">&gt;DpulClean_FMRFamide | Dpul27178</text:p>
      <text:p text:style-name="Preformatted_20_Text"><text:span text:style-name="T2">MNGLRFLMLILGLMMIVGQVRP</text:span>DDETSEEDVDDENFLSGSNAAAAAGSSDSAEEDDDNNN</text:p>
      <text:p text:style-name="Preformatted_20_Text">NKGGIELYLSAMKDLYRQS<text:span text:style-name="T3">KR</text:span>HEAEPLVSSRSGASAPIAALY<text:span text:style-name="T3">RR</text:span>SALNKNFIRFGRSGGG</text:p>
      <text:p text:style-name="Preformatted_20_Text">VMKTDVSRQMQPIRLMGLNESDSGKDEERSFHPARPSRSLRSNFIRFGRSFFPTSNRWGE</text:p>
      <text:p text:style-name="Preformatted_20_Text">TV<text:span text:style-name="T3">RR</text:span>SA<text:span text:style-name="T3">RR</text:span>TPSAGRQMMSLVDLPASSSSSS<text:span text:style-name="T3">RR</text:span></text:p>
      <text:p text:style-name="Preformatted_20_Text"/>
      <text:p text:style-name="Preformatted_20_Text">&gt;DpulClean_GPA2 | Dpul28427</text:p>
      <text:p text:style-name="Preformatted_20_Text"><text:span text:style-name="T2">MVSTLYFWLVLAVLLTASNGE</text:span>PRNQPKGSISVSTRSSTSRGELSGCHQVGHT<text:span text:style-name="T3">RR</text:span>VTIPDC</text:p>
      <text:p text:style-name="Preformatted_20_Text">VSFMITTNACRGFCESWSVPSSWEALLKNPEKVITSVGQCCNIMASEDVTVRVMCLGGPR</text:p>
      <text:p text:style-name="Preformatted_20_Text">DFTFKSAKTCSCFTC<text:span text:style-name="T3">KK</text:span>D</text:p>
      <text:p text:style-name="Preformatted_20_Text"/>
      <text:p text:style-name="Preformatted_20_Text">&gt;DpulClean_GPB2 | Dpul929</text:p>
      <text:p text:style-name="Preformatted_20_Text">MDATPTCF<text:span text:style-name="T3">RR</text:span>PYTFKVYQEDSEGRSCWDVVTVTSCWGRCSSNEIADWRFPF<text:span text:style-name="T3">KR</text:span>SQHPVCQ</text:p>
      <text:p text:style-name="Preformatted_20_Text">HDSILPRAIILRNCDPEVNPGTELYMALDAVTCRCELCHTDTTNCEGPHYD<text:span text:style-name="T3">RR</text:span>ITTHRLN</text:p>
      <text:p text:style-name="Preformatted_20_Text"/>
      <text:p text:style-name="Preformatted_20_Text">&gt;DpulClean_Insulinlike | Dpul1320</text:p>
      <text:p text:style-name="Preformatted_20_Text">MAHLTVGRCWMACIILLALATFTLARPPQENQPMTIRFCGRDLIRAIDEVCVAIKSPAAF</text:p>
      <text:p text:style-name="Preformatted_20_Text">IDPVALNQSSSLADSESADTQL<text:span text:style-name="T3">RK</text:span>WTKLEDEKSDSLLRQCCVIGCTDNDLTTFCQIDRNQ</text:p>
      <text:p text:style-name="Preformatted_20_Text">IMGAAMHLRSQEWDMDWLYEFLPRYGDVPTNA</text:p>
      <text:p text:style-name="Preformatted_20_Text">&gt;DpulClean_Insulinlike | Dpul8939</text:p>
      <text:p text:style-name="Preformatted_20_Text">MIIPSTVGRCWMALLLVLATLAFLTQSSPIH<text:span text:style-name="T3">KR</text:span>NVSGKNKWCGQEFSNALRAVCAHYKSY</text:p>
      <text:p text:style-name="Preformatted_20_Text">WPVTPAEPTEVGNDLKPQKELEN<text:span text:style-name="T3">RR</text:span>SPTTNECCLVGCTQKDLESFCETVRNQTTVELPKS</text:p>
      <text:p text:style-name="Preformatted_20_Text">SDLSAANVMEWNSQPSEPLSTTETPSDSTPEIFYNESFEQDALTILPTYRTPQYSNLQFL</text:p>
      <text:p text:style-name="Preformatted_20_Text"/>
      <text:p text:style-name="Preformatted_20_Text">&gt;DpulClean_Insulinlike | Dpul18367</text:p>
      <text:p text:style-name="Preformatted_20_Text"><text:span text:style-name="T2">MAYSTSFGSLVITICLLYSLTQLSA</text:span>HTLQNPVNLGLLKDEETQARNYFADFLRVLYAPQA</text:p>
      <text:p text:style-name="Preformatted_20_Text">PKDDVSLSAGSSNDMPNEIFPMISSDEDDHEEENYDKI<text:span text:style-name="T3">RRK</text:span>EFPVDGVLLPILQ<text:span text:style-name="T3">KR</text:span>NARY</text:p>
      <text:p text:style-name="Preformatted_20_Text">CGSYLADALRMACSKSSYLPLFG<text:span text:style-name="T3">KR</text:span>STLPGKSLGLTTTAATPNAELGSWPFINDDKAHSI</text:p>
      <text:p text:style-name="Preformatted_20_Text">LSNHHLFHRYTRGVHDECCVKGCTFKELTSYCTRPN</text:p>
      <text:p text:style-name="Preformatted_20_Text"/>
      <text:p text:style-name="Preformatted_20_Text">&gt;DpulClean_ITP | Dpul14793</text:p>
      <text:p text:style-name="Preformatted_20_Text">MDSGRQSHSSCSIRTLLGLTTLLVVLLAILPYYPTSAMSALSSDHHSSCKGLYDKSIFYR</text:p>
      <text:p text:style-name="Preformatted_20_Text"><text:soft-page-break/>LNRICHDCFSLYRSPELHTLCRSECFTTPFFKACLKVLLMGDQDPDSSEMIDKIGR</text:p>
      <text:p text:style-name="Preformatted_20_Text">&gt;DpulClean_ITP | Dpul23863</text:p>
      <text:p text:style-name="Preformatted_20_Text">MSALSSGHHSLS<text:span text:style-name="T3">KR</text:span>SFFDINCKGLYDKSIFARLDRICQDCYSLYREPELHTLC<text:span text:style-name="T3">RK</text:span>NCFTT</text:p>
      <text:p text:style-name="Preformatted_20_Text">NYFKGCLDALLINDEKDIQRVMKDISIIHQIPI</text:p>
      <text:p text:style-name="Preformatted_20_Text">&gt;DpulClean_ITP | Dpul26149</text:p>
      <text:p text:style-name="Preformatted_20_Text">MASLILAEQPPGISIFPHPLSKHSFTEISKCDGVYDMNIYAQFNQICLNCYNLYRQPEIY</text:p>
      <text:p text:style-name="Preformatted_20_Text">RGC<text:span text:style-name="T3">RK</text:span>ECFTSEYFGGCLAVLQITD<text:span text:style-name="T3">KK</text:span>DKILEDLSIIHRQMESPKEN</text:p>
      <text:p text:style-name="Preformatted_20_Text"/>
      <text:p text:style-name="Preformatted_20_Text">&gt;DpulClean_myosupressin | Dpul5307</text:p>
      <text:p text:style-name="Preformatted_20_Text"><text:span text:style-name="T2">MPATRGNHHTAATMAVAAVLTFVVLVVVGAPSFAEA</text:span>GSIPPPHCNPDVSDALPPRL<text:span text:style-name="T3">RR</text:span>IC</text:p>
      <text:p text:style-name="Preformatted_20_Text">AALYGIAEISNAVEQYLDDKSNASRLFLYASAHSAHVHRSDT</text:p>
      <text:p text:style-name="Preformatted_20_Text"/>
      <text:p text:style-name="Preformatted_20_Text">&gt;DpulClean_Natalisin | Dpul6511</text:p>
      <text:p text:style-name="Preformatted_20_Text"><text:span text:style-name="T2">MELIKIIFVLASGWATLAIA</text:span>GNTDQDMFWAARG<text:span text:style-name="T3">KK</text:span>ASIEGNWPDSVVMEPFVAAVYD<text:span text:style-name="T3">KR</text:span>D</text:p>
      <text:p text:style-name="Preformatted_20_Text">GTFWAARG<text:span text:style-name="T3">KK</text:span>YAADGGDGVPFWATRG<text:span text:style-name="T3">KK</text:span>GDLEIPFWAARG<text:span text:style-name="T3">KR</text:span>IPQSEMNETEEEGN<text:span text:style-name="T3">RR</text:span>EK</text:p>
      <text:p text:style-name="Preformatted_20_Text">RSAGRDTSIIHSGQRFRNRPARPASQAAEPFWAARG<text:span text:style-name="T3">KK</text:span>NSNVSKFPLL</text:p>
      <text:p text:style-name="Preformatted_20_Text"/>
      <text:p text:style-name="Preformatted_20_Text">&gt;DpulClean_Neuroparsin | Dpul5478</text:p>
      <text:p text:style-name="Preformatted_20_Text">CVYGIVKDYCGRDICAKGPGHRCGGKWNSLGICGEGLFCSCNRCGGCSLNTIECFNLTCI</text:p>
      <text:p text:style-name="Preformatted_20_Text"/>
      <text:p text:style-name="Preformatted_20_Text">&gt;DpulClean_NeuropeptideF | Dpul27734</text:p>
      <text:p text:style-name="Preformatted_20_Text"><text:span text:style-name="T2">MSSSNNSIQQFLPRSCSLAALVFLVVMAVLAVCVTTTKA</text:span>DGGDVMSGGEGGEMTAMADAI</text:p>
      <text:p text:style-name="Preformatted_20_Text">KYLQGLDKVYGQAARPR</text:p>
      <text:p text:style-name="Preformatted_20_Text"/>
      <text:p text:style-name="Preformatted_20_Text">&gt;DpulClean_NUCB1 | Dpul1288</text:p>
      <text:p text:style-name="Preformatted_20_Text">MGKQNSKLKPEVLEDLRQNTEFSDAEIQEWYKGFLKDCPSGHLSVEEF<text:span text:style-name="T3">KK</text:span>IYGNFFPYGD</text:p>
      <text:p text:style-name="Preformatted_20_Text">ASKFAEHVFRTFDANGDGTIDFREFLCALSVTSRGKLEQKLKWAFSMYDLDGNGYISRQE</text:p>
      <text:p text:style-name="Preformatted_20_Text">MLEIVTAIYKMVGSVMKMPEDESTPE<text:span text:style-name="T3">KR</text:span>TDKIFRQMDKNMDGKLSLEEFIEGAKSDPSIV</text:p>
      <text:p text:style-name="Preformatted_20_Text">RLLQCDTQGAAQ</text:p>
      <text:p text:style-name="Preformatted_20_Text">&gt;DpulClean_NUCB1 | Dpul13550</text:p>
      <text:p text:style-name="Preformatted_20_Text">MELEMQQETGLEYNRYLQEVVQLLESDPDFRQKLEKSDPEDIRTGKVAKELEYVNHHVRN</text:p>
      <text:p text:style-name="Preformatted_20_Text">KLDEL<text:span text:style-name="T3">KR</text:span>QEMERLRHLAMEEYERARGLGIPHDGRLKIPGHLDHKSPSFESEDL<text:span text:style-name="T3">RK</text:span>LIVQT</text:p>
      <text:p text:style-name="Preformatted_20_Text">SKDLEEADKQ<text:span text:style-name="T3">RK</text:span>EEFKEYEMQKEFEHQNKLKGLDEE<text:span text:style-name="T3">KRK</text:span>TEEKEWEEAQAKHKQHPKMHH</text:p>
      <text:p text:style-name="Preformatted_20_Text">PGSKQQLEEVWEEQDHLSPDSFNPKTFFALHDLDGNGYWDPDEVKALFSKELDKAYDPNA</text:p>
      <text:p text:style-name="Preformatted_20_Text">PEDDMAERYEEMERMREHVFNETDTNRDYLISFPEFLEQT<text:span text:style-name="T3">RK</text:span>QEFERDPGWNTIDEQPVY</text:p>
      <text:p text:style-name="Preformatted_20_Text">SQQEYMEFEHQRQMEIQRLIDQGMLPPHPGMMPNHPRMPNVPYGVAPGQYAGQQPYYPSP</text:p>
      <text:p text:style-name="Preformatted_20_Text">VAQGKPITPEEAIRMQQQQYAQQPQFAPQQQYYGQPQFAQQQQYAGHPQQQFAANPQYAA</text:p>
      <text:p text:style-name="Preformatted_20_Text">QPQQPQFAQPEQQNFQQAAQQQQQNFQQASQQQQPIQQVPQQQPIAQQPVQQQQIPAQQQ</text:p>
      <text:p text:style-name="Preformatted_20_Text">PLVQPQVPVQQQAPIQSQPVALPPAPQQIPAAKTV</text:p>
      <text:p text:style-name="Preformatted_20_Text">&gt;DpulClean_NUCB1 | Dpul13802</text:p>
      <text:p text:style-name="Preformatted_20_Text">MYRCRVAVFILACSVHLINGQQHPPGVNPQVYQPGGQQMSQQQAQQMALQQQQLQQQQQQ</text:p>
      <text:p text:style-name="Preformatted_20_Text">QLAMQQQQQLLLQQQQQQLAMQQQQQQMGMQQPMGTQQQPIVQHQVPAGHGHPPPVAAGH</text:p>
      <text:p text:style-name="Preformatted_20_Text">GHPQQGQQVFNSQHMANERDHIGEHVGMPVDTSRMSEQELQFHYFKMHDADNNNKLDGCE</text:p>
      <text:p text:style-name="Preformatted_20_Text">LVKSLIHWHDQANHDPKAGVPLPDHKIFTDAELLAMIDPILEQDDKNKDGFIDYPEFIQA</text:p>
      <text:p text:style-name="Preformatted_20_Text">QQATGSAQ</text:p>
      <text:p text:style-name="Preformatted_20_Text">&gt;DpulClean_NUCB1 | Dpul26811</text:p>
      <text:p text:style-name="Preformatted_20_Text">MFGKTTRHRPEELKSLERSTKFT<text:span text:style-name="T3">RK</text:span>EIQLIYRGFKQECPNGVVDEQSFKEIFVQFFPQGD</text:p>
      <text:p text:style-name="Preformatted_20_Text">ASQYAHYVFKTFKNGGTGTIKFEDFLQSLSQASRGTIQEKLRWIFGLYDLNGDGYISKSE</text:p>
      <text:p text:style-name="Preformatted_20_Text">MTSVAMAIFDMLGRHAAPAVDDQTASKHIDQIFHKIDANHDGLITFEELSQWCTREERFV</text:p>
      <text:p text:style-name="Preformatted_20_Text">KSLGMLDTVL</text:p>
      <text:p text:style-name="Preformatted_20_Text"/>
      <text:p text:style-name="Preformatted_20_Text">&gt;DpulClean_OrcokininA | Dpul29071</text:p>
      <text:p text:style-name="Preformatted_20_Text"><text:span text:style-name="T2">MNCLKFRLVAVAILIFNVVTA</text:span>LNYQSEEAVGVEHERDRDSLGGGHILRGLDSIGESNLLR</text:p>
      <text:p text:style-name="Preformatted_20_Text">AIYREKPRDFLRINRGLDSLSGASFGIE<text:span text:style-name="T3">KR</text:span>LDSLTGLGFGSQ<text:span text:style-name="T3">KR</text:span>NLDEIDRSNFGTFA<text:span text:style-name="T3">KR</text:span></text:p>
      <text:p text:style-name="Preformatted_20_Text">NLDEIDRSDFGRFV<text:span text:style-name="T3">KKR</text:span>ETMEAESSQQQH</text:p>
      <text:p text:style-name="Preformatted_20_Text"/>
      <text:p text:style-name="Preformatted_20_Text">&gt;DpulClean_PDF | Dpul13704</text:p>
      <text:p text:style-name="Preformatted_20_Text"><text:span text:style-name="T2">MHQLSAKLSHLSIALFVLLVSFATDAQS</text:span>APPSISSNNRPEAQMSIQEMEKFLEGLTRYLH</text:p>
      <text:p text:style-name="Preformatted_20_Text">RQHLDLPKVHQQSQEEQPGSYEADAIDRSGDMSAPTETERSSSSSSSELANHSLLSHPRP</text:p>
      <text:p text:style-name="Preformatted_20_Text">PMANKWPWSLSHLERIEDDPDFKERQQPYA<text:span text:style-name="T3">KR</text:span>NSELINSLLGLPRFMKVVG</text:p>
      <text:p text:style-name="Preformatted_20_Text"/>
      <text:p text:style-name="Preformatted_20_Text">&gt;DpulClean_Phoenixin | Dpul22605</text:p>
      <text:p text:style-name="Preformatted_20_Text"><text:span text:style-name="T2">MVLLKGWKYAAMVGTVVGAIGLAI</text:span>YPIIVSPMMNPEPY<text:span text:style-name="T3">KK</text:span>QQAVNRSGIKQEEVQPGNMK</text:p>
      <text:p text:style-name="Preformatted_20_Text">VWSDPFARPKAEEK</text:p>
      <text:p text:style-name="Preformatted_20_Text"><text:soft-page-break/></text:p>
      <text:p text:style-name="Preformatted_20_Text">&gt;DpulClean_Proctolin | Dpul22405</text:p>
      <text:p text:style-name="Preformatted_20_Text"><text:span text:style-name="T2">MLKSTSLKALVTLLVVSFVLMASSPRAADA</text:span>RYLMTRSDPLLSPIGPPYGKDPRFDRLYDI</text:p>
      <text:p text:style-name="Preformatted_20_Text">ITKLLQNGGGDLEYQIKSQLDSGP</text:p>
      <text:p text:style-name="Preformatted_20_Text"/>
      <text:p text:style-name="Preformatted_20_Text">&gt;DpulClean_RYamideLuqin | Dpul11551</text:p>
      <text:p text:style-name="Preformatted_20_Text"><text:span text:style-name="T2">MA</text:span><text:span text:style-name="T3">RK</text:span><text:span text:style-name="T2">ESVFWLFCTLALMMSVVLVDA</text:span>QTFFTNGRYG<text:span text:style-name="T3">KR</text:span>SEVRSRVASRSADERFFGGPRFGRSGNGGIVLGNSELDARNPERFFIGSRYG<text:span text:style-name="T3">KR</text:span>SEMEQIVPSPQVDESTSNSQEKETFLECNPIGIEQLYHCIERLKSAHHFDLMQHQQV</text:p>
      <text:p text:style-name="Preformatted_20_Text"/>
      <text:p text:style-name="Preformatted_20_Text">&gt;DpulClean_SIFamide | Dpul468</text:p>
      <text:p text:style-name="Preformatted_20_Text"><text:span text:style-name="T2">MRSSFIVVMVCVVVVLTFWGQVAEA</text:span>T<text:span text:style-name="T3">RK</text:span>LPFNGSIFG<text:span text:style-name="T3">KR</text:span>SNQGTDKLESPSNLQLLCDAA</text:p>
      <text:p text:style-name="Preformatted_20_Text">MNACSDWLPIGSK</text:p>
      <text:p text:style-name="Preformatted_20_Text"/>
      <text:p text:style-name="Preformatted_20_Text">&gt;DpulClean_sNPF | Dpul3601</text:p>
      <text:p text:style-name="Preformatted_20_Text"><text:span text:style-name="T2">MELCPRINCWTTRTVLLVTFVVFLIHQDIQ</text:span>QNIASASPTPLLSGFEDYSEDRLNGEQPSL</text:p>
      <text:p text:style-name="Preformatted_20_Text">YELLLQREMLADKLDSEGRGHLIV<text:span text:style-name="T3">RK</text:span>SDRSPSLRLRFG<text:span text:style-name="T3">RR</text:span>ADPDVPRVSAASNQHD</text:p>
      <text:p text:style-name="Preformatted_20_Text"/>
      <text:p text:style-name="Preformatted_20_Text">&gt;DpulClean_Sulfakinin | Dpul16332</text:p>
      <text:p text:style-name="Preformatted_20_Text"><text:span text:style-name="T2">MPIIRQSSVKTLNLLLYIVRVVCA</text:span>VDGQEEAQQQQQQQHRMKLTMLATVLAAVLVLGVGR</text:p>
      <text:p text:style-name="Preformatted_20_Text">ATAAPADSSSTATG<text:span text:style-name="T3">RR</text:span>LLHSPNPTSHSKSIDSWLRWLLLRSRIGDKEKTKNGVPSNSFQL</text:p>
      <text:p text:style-name="Preformatted_20_Text">ARSPVELGSSNPKLQAKLPPAIVQSNDDDETTGFGDEDFADEDVPLVLPEGRQAAS<text:span text:style-name="T3">KR</text:span>QP</text:p>
      <text:p text:style-name="Preformatted_20_Text">DDYGHMRYG<text:span text:style-name="T3">KR</text:span>DFDDYGHMRFG<text:span text:style-name="T3">RR</text:span></text:p>
      <text:p text:style-name="Preformatted_20_Text"/>
      <text:p text:style-name="Preformatted_20_Text">&gt;DpulClean_Tachykinin | Dpul20413</text:p>
      <text:p text:style-name="Preformatted_20_Text"><text:span text:style-name="T2">MAVLMTVLAYCQPASA</text:span>AATAVTDDDELMARQTRGLVLRSWRNAQQQTDHSADKTPSAKVA</text:p>
      <text:p text:style-name="Preformatted_20_Text">EPILPSQKEAMVFNGLPISMRLVLLQHLAGYD<text:span text:style-name="T3">KR</text:span>TPNSRAFLGMRG<text:span text:style-name="T3">KK</text:span>SSPPGADALTME</text:p>
      <text:p text:style-name="Preformatted_20_Text">DNQLDDASGWPQGDILPDTYYFGPAPQ<text:span text:style-name="T3">KK</text:span>KMHGEKFLGMRG<text:span text:style-name="T3">KK</text:span>MMNGLADGTAFIPNWRE</text:p>
      <text:p text:style-name="Preformatted_20_Text">RYIYQEPFE<text:span text:style-name="T3">KKR</text:span>APSSNSFMGMRG<text:span text:style-name="T3">KR</text:span>SESTTPTPNDYQFFNDDIIVDEELPDVDSKVSPR</text:p>
      <text:p text:style-name="Preformatted_20_Text">RSQERTPI</text:p>
      <text:p text:style-name="Preformatted_20_Text"/>
      <text:p text:style-name="Preformatted_20_Text">&gt;DpulClean_TRH | Dpul9070</text:p>
      <text:p text:style-name="Preformatted_20_Text"><text:span text:style-name="T2">MRMEILQHHSACQRMLAVLLLLLSASSG</text:span>FVPTADEQSPAVENWNDLVLRC<text:span text:style-name="T3">RR</text:span>SADDGSDS</text:p>
      <text:p text:style-name="Preformatted_20_Text">VTKEGSSLLPIRPV<text:span text:style-name="T3">RR</text:span>LGSEFLG<text:span text:style-name="T3">KR</text:span>AAAVVLTLENLCSELLFSEEEVDENWLCQCIRNWE</text:p>
      <text:p text:style-name="Preformatted_20_Text">QSTLPASSSLGGQHNMDEDSLAPAAAARVN<text:span text:style-name="T3">KR</text:span>GLGAILLSG<text:span text:style-name="T3">KR</text:span>MNRDKWNNNALT<text:span text:style-name="T3">RR</text:span>VMG</text:p>
      <text:p text:style-name="Preformatted_20_Text">SEFLG<text:span text:style-name="T3">KR</text:span>AIMGSEFLG<text:span text:style-name="T3">KR</text:span>AIMGSEFLG<text:span text:style-name="T3">KR</text:span>GYNGRSNGLSGPVKI</text:p>
      <text:p text:style-name="Preformatted_20_Text"/>
      <text:p text:style-name="Preformatted_20_Text">&gt;DpulClean_Vasopressin | Dpul9459</text:p>
      <text:p text:style-name="Preformatted_20_Text"><text:span text:style-name="T2">MAGLWTFCLIALSMTEMIIPLTA</text:span>KPCFITNCPPGG<text:span text:style-name="T3">KR</text:span>SSQLVEPSSYLECAPCGPAGKGT</text:p>
      <text:p text:style-name="Preformatted_20_Text">CLGANLCCGSHFGCFFKTEETNVCLLTNLKSTQICNQHFWKTDLKSASCSLNGDKIDGIC</text:p>
      <text:p text:style-name="Preformatted_20_Text">VADLLCCSLGNLPQDDL</text:p>
      <text:p text:style-name="Preformatted_20_Text"/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4-04-08T18:13:29.817957791</dc:date>
    <meta:editing-duration>PT5M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4" meta:paragraph-count="188" meta:word-count="288" meta:character-count="8866" meta:non-whitespace-character-count="8766"/>
  </office:meta>
</office:document-meta>
</file>